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race do you identify with?</text:p>
          </table:table-cell>
          <table:covered-table-cell table:style-name="ce10" office:value-type="string">
            <text:p>What race do you identify with?</text:p>
          </table:covered-table-cell>
          <table:covered-table-cell table:style-name="ce10" office:value-type="string">
            <text:p>What race do you identify with?</text:p>
          </table:covered-table-cell>
          <table:covered-table-cell table:style-name="ce10" office:value-type="string">
            <text:p>What race do you identify with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White</text:p>
          </table:table-cell>
          <table:covered-table-cell table:style-name="ce12" office:value-type="string">
            <text:p>White</text:p>
          </table:covered-table-cell>
          <table:table-cell table:style-name="ce17" office:value-type="percentage" office:value="0.871">
            <text:p>87.1%</text:p>
          </table:table-cell>
          <table:table-cell table:style-name="ce19" office:value-type="float" office:value="586">
            <text:p>58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lack or African American</text:p>
          </table:table-cell>
          <table:covered-table-cell table:style-name="ce12" office:value-type="string">
            <text:p>Black or African American</text:p>
          </table:covered-table-cell>
          <table:table-cell table:style-name="ce17" office:value-type="percentage" office:value="0.009">
            <text:p>0.9%</text:p>
          </table:table-cell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frican</text:p>
          </table:table-cell>
          <table:covered-table-cell table:style-name="ce12" office:value-type="string">
            <text:p>Afric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merican Indian or Alaska Native</text:p>
          </table:table-cell>
          <table:covered-table-cell table:style-name="ce12" office:value-type="string">
            <text:p>American Indian or Alaska Native</text:p>
          </table:covered-table-cell>
          <table:table-cell table:style-name="ce17" office:value-type="percentage" office:value="0.009">
            <text:p>0.9%</text:p>
          </table:table-cell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ian Indian</text:p>
          </table:table-cell>
          <table:covered-table-cell table:style-name="ce12" office:value-type="string">
            <text:p>Asian Indian</text:p>
          </table:covered-table-cell>
          <table:table-cell table:style-name="ce17" office:value-type="percentage" office:value="0.021">
            <text:p>2.1%</text:p>
          </table:table-cell>
          <table:table-cell table:style-name="ce19" office:value-type="float" office:value="14">
            <text:p>14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9 'Question 1'.C4:'Question 1'.C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Chinese</text:p>
          </table:table-cell>
          <table:covered-table-cell table:style-name="ce12" office:value-type="string">
            <text:p>Chinese</text:p>
          </table:covered-table-cell>
          <table:table-cell table:style-name="ce17" office:value-type="percentage" office:value="0.009">
            <text:p>0.9%</text:p>
          </table:table-cell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ilipino</text:p>
          </table:table-cell>
          <table:covered-table-cell table:style-name="ce12" office:value-type="string">
            <text:p>Filipin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uamanian or Chamorro</text:p>
          </table:table-cell>
          <table:covered-table-cell table:style-name="ce12" office:value-type="string">
            <text:p>Guamanian or Chamorro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Japanese</text:p>
          </table:table-cell>
          <table:covered-table-cell table:style-name="ce12" office:value-type="string">
            <text:p>Japanese</text:p>
          </table:covered-table-cell>
          <table:table-cell table:style-name="ce17" office:value-type="percentage" office:value="0.003">
            <text:p>0.3%</text:p>
          </table:table-cell>
          <table:table-cell table:style-name="ce19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Korean</text:p>
          </table:table-cell>
          <table:covered-table-cell table:style-name="ce12" office:value-type="string">
            <text:p>Korean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ative Hawaiian</text:p>
          </table:table-cell>
          <table:covered-table-cell table:style-name="ce12" office:value-type="string">
            <text:p>Native Hawaii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Vietnamese</text:p>
          </table:table-cell>
          <table:covered-table-cell table:style-name="ce12" office:value-type="string">
            <text:p>Vietnamese</text:p>
          </table:covered-table-cell>
          <table:table-cell table:style-name="ce17" office:value-type="percentage" office:value="0.001">
            <text:p>0.1%</text:p>
          </table:table-cell>
          <table:table-cell table:style-name="ce19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amoan</text:p>
          </table:table-cell>
          <table:covered-table-cell table:style-name="ce12" office:value-type="string">
            <text:p>Samoan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Asian – Print race below, for example, Hmong, Laotian, Thai, Pakastani, Cambodian, and so on.</text:p>
          </table:table-cell>
          <table:covered-table-cell table:style-name="ce12" office:value-type="string">
            <text:p>Other Asian – Print race below, for example, Hmong, Laotian, Thai, Pakastani, Cambodian, and so on.</text:p>
          </table:covered-table-cell>
          <table:table-cell table:style-name="ce17" office:value-type="percentage" office:value="0.01">
            <text:p>1.0%</text:p>
          </table:table-cell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Pacific Islander – Print race below, for example, Fijian, Tongan, and so on.</text:p>
          </table:table-cell>
          <table:covered-table-cell table:style-name="ce12" office:value-type="string">
            <text:p>Other Pacific Islander – Print race below, for example, Fijian, Tongan, and so on.</text:p>
          </table:covered-table-cell>
          <table:table-cell table:style-name="ce17" office:value-type="percentage" office:value="0">
            <text:p>0.0%</text:p>
          </table:table-cell>
          <table:table-cell table:style-name="ce19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ome other race – Print race below.</text:p>
          </table:table-cell>
          <table:covered-table-cell table:style-name="ce12" office:value-type="string">
            <text:p>Some other race – Print race below.</text:p>
          </table:covered-table-cell>
          <table:table-cell table:style-name="ce17" office:value-type="percentage" office:value="0.062">
            <text:p>6.2%</text:p>
          </table:table-cell>
          <table:table-cell table:style-name="ce19" office:value-type="float" office:value="42">
            <text:p>4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Please specify</text:p>
          </table:table-cell>
          <table:covered-table-cell table:style-name="ce12" office:value-type="string">
            <text:p>Please specify</text:p>
          </table:covered-table-cell>
          <table:covered-table-cell table:style-name="ce18" office:value-type="float" office:value="68">
            <text:p>68</text:p>
          </table:covered-table-cell>
          <table:table-cell table:style-name="ce20" office:value-type="float" office:value="68">
            <text:p>68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673">
            <text:p>673</text:p>
          </table:covered-table-cell>
          <table:table-cell table:style-name="ce21" office:value-type="float" office:value="673">
            <text:p>67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334">
            <text:p>334</text:p>
          </table:covered-table-cell>
          <table:table-cell table:style-name="ce22" office:value-type="float" office:value="334">
            <text:p>33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Please specify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04T15:07:00">
            <text:p>Nov 4, 2013 3:07 PM</text:p>
          </table:table-cell>
          <table:table-cell office:value-type="string">
            <text:p>Multiethnic: Indonesian (Other Asian) &amp; White. Please let people check multiple boxes in the future—the Census does!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9T17:56:00">
            <text:p>Oct 29, 2013 5:56 PM</text:p>
          </table:table-cell>
          <table:table-cell office:value-type="string">
            <text:p>Latino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9T16:48:00">
            <text:p>Oct 29, 2013 4:48 PM</text:p>
          </table:table-cell>
          <table:table-cell office:value-type="string">
            <text:p>Jewish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9T15:35:00">
            <text:p>Oct 29, 2013 3:35 PM</text:p>
          </table:table-cell>
          <table:table-cell office:value-type="string">
            <text:p>multi-ethnic American white &amp; Korean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0-29T03:10:00">
            <text:p>Oct 29, 2013 3:10 AM</text:p>
          </table:table-cell>
          <table:table-cell office:value-type="string">
            <text:p>None (Latin@)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0-29T02:39:00">
            <text:p>Oct 29, 2013 2:39 AM</text:p>
          </table:table-cell>
          <table:table-cell office:value-type="string">
            <text:p>Taino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10-29T01:59:00">
            <text:p>Oct 29, 2013 1:59 AM</text:p>
          </table:table-cell>
          <table:table-cell office:value-type="string">
            <text:p>no race (note: this is different than leaving the question blank.)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10-28T22:54:00">
            <text:p>Oct 28, 2013 10:54 PM</text:p>
          </table:table-cell>
          <table:table-cell office:value-type="string">
            <text:p>European 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10-28T21:54:00">
            <text:p>Oct 28, 2013 9:54 PM</text:p>
          </table:table-cell>
          <table:table-cell office:value-type="string">
            <text:p>Arab 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Half Japanese/Taiwanese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10-28T21:23:00">
            <text:p>Oct 28, 2013 9:23 PM</text:p>
          </table:table-cell>
          <table:table-cell office:value-type="string">
            <text:p>Taiwanese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Mayan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9-10T21:44:00">
            <text:p>Sep 10, 2013 9:44 PM</text:p>
          </table:table-cell>
          <table:table-cell office:value-type="string">
            <text:p>Mixed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8-30T21:28:00">
            <text:p>Aug 30, 2013 9:28 PM</text:p>
          </table:table-cell>
          <table:table-cell office:value-type="string">
            <text:p>Bangladeshi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8-27T15:48:00">
            <text:p>Aug 27, 2013 3:48 PM</text:p>
          </table:table-cell>
          <table:table-cell office:value-type="string">
            <text:p>Doesn't matter to me.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8-24T14:29:00">
            <text:p>Aug 24, 2013 2:29 PM</text:p>
          </table:table-cell>
          <table:table-cell office:value-type="string">
            <text:p>Mixed Race. (white and black)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8-22T20:16:00">
            <text:p>Aug 22, 2013 8:16 PM</text:p>
          </table:table-cell>
          <table:table-cell office:value-type="string">
            <text:p>Nepali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8-22T08:41:00">
            <text:p>Aug 22, 2013 8:41 AM</text:p>
          </table:table-cell>
          <table:table-cell office:value-type="string">
            <text:p>cambodian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8-22T08:22:00">
            <text:p>Aug 22, 2013 8:22 AM</text:p>
          </table:table-cell>
          <table:table-cell office:value-type="string">
            <text:p>Don't believe in race. It's an artificial construct to support bigotry.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8-12T08:55:00">
            <text:p>Aug 12, 2013 8:55 AM</text:p>
          </table:table-cell>
          <table:table-cell office:value-type="string">
            <text:p>European descent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8-10T16:12:00">
            <text:p>Aug 10, 2013 4:12 PM</text:p>
          </table:table-cell>
          <table:table-cell office:value-type="string">
            <text:p>using the concept 'white' versus 'black' is inherently racist. There are no white skinned people unless dead as there <text:s/>no black skinned people --&gt; see steve biko movie for a good quote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8-08T00:34:00">
            <text:p>Aug 8, 2013 12:34 AM</text:p>
          </table:table-cell>
          <table:table-cell office:value-type="string">
            <text:p>Canadian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08-07T20:06:00">
            <text:p>Aug 7, 2013 8:06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08-06T14:38:00">
            <text:p>Aug 6, 2013 2:38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08-06T11:07:00">
            <text:p>Aug 6, 2013 11:07 AM</text:p>
          </table:table-cell>
          <table:table-cell office:value-type="string">
            <text:p>mixed asian/white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08-05T20:20:00">
            <text:p>Aug 5, 2013 8:20 PM</text:p>
          </table:table-cell>
          <table:table-cell office:value-type="string">
            <text:p>European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08-04T12:25:00">
            <text:p>Aug 4, 2013 12:25 PM</text:p>
          </table:table-cell>
          <table:table-cell office:value-type="string">
            <text:p>While we are being ridiculously specific: Caucasian of British origin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08-02T16:47:00">
            <text:p>Aug 2, 2013 4:47 PM</text:p>
          </table:table-cell>
          <table:table-cell office:value-type="string">
            <text:p>Polish/Irish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08-02T10:51:00">
            <text:p>Aug 2, 2013 10:51 AM</text:p>
          </table:table-cell>
          <table:table-cell office:value-type="string">
            <text:p>Klingon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08-02T07:03:00">
            <text:p>Aug 2, 2013 7:03 AM</text:p>
          </table:table-cell>
          <table:table-cell office:value-type="string">
            <text:p>Turks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08-01T21:15:00">
            <text:p>Aug 1, 2013 9:15 PM</text:p>
          </table:table-cell>
          <table:table-cell office:value-type="string">
            <text:p>I don't identify with any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08-01T19:21:00">
            <text:p>Aug 1, 2013 7:21 PM</text:p>
          </table:table-cell>
          <table:table-cell office:value-type="string">
            <text:p>Hispanic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08-01T17:59:00">
            <text:p>Aug 1, 2013 5:59 PM</text:p>
          </table:table-cell>
          <table:table-cell office:value-type="string">
            <text:p>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08-01T15:20:00">
            <text:p>Aug 1, 2013 3:20 PM</text:p>
          </table:table-cell>
          <table:table-cell office:value-type="string">
            <text:p>Indian</text:p>
          </table:table-cell>
          <table:table-cell table:number-columns-repeated="1021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08-01T10:51:00">
            <text:p>Aug 1, 2013 10:51 A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08-01T07:38:00">
            <text:p>Aug 1, 2013 7:38 AM</text:p>
          </table:table-cell>
          <table:table-cell office:value-type="string">
            <text:p>mixed asian and european</text:p>
          </table:table-cell>
          <table:table-cell table:number-columns-repeated="1021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08-01T03:55:00">
            <text:p>Aug 1, 2013 3:55 AM</text:p>
          </table:table-cell>
          <table:table-cell office:value-type="string">
            <text:p>Anglo-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08-01T03:46:00">
            <text:p>Aug 1, 2013 3:46 A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08-01T02:47:00">
            <text:p>Aug 1, 2013 2:47 AM</text:p>
          </table:table-cell>
          <table:table-cell office:value-type="string">
            <text:p>mestizo</text:p>
          </table:table-cell>
          <table:table-cell table:number-columns-repeated="1021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08-01T01:53:00">
            <text:p>Aug 1, 2013 1:53 AM</text:p>
          </table:table-cell>
          <table:table-cell office:value-type="string">
            <text:p>Malaysian</text:p>
          </table:table-cell>
          <table:table-cell table:number-columns-repeated="1021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07-31T22:31:00">
            <text:p>Jul 31, 2013 10:31 PM</text:p>
          </table:table-cell>
          <table:table-cell office:value-type="string">
            <text:p>I don't support this kind of labeling</text:p>
          </table:table-cell>
          <table:table-cell table:number-columns-repeated="1021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07-31T22:13:00">
            <text:p>Jul 31, 2013 10:13 PM</text:p>
          </table:table-cell>
          <table:table-cell office:value-type="string">
            <text:p>Hispanic</text:p>
          </table:table-cell>
          <table:table-cell table:number-columns-repeated="1021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07-31T19:01:00">
            <text:p>Jul 31, 2013 7:01 PM</text:p>
          </table:table-cell>
          <table:table-cell office:value-type="string">
            <text:p>Native American. I was, in fact, born here.</text:p>
          </table:table-cell>
          <table:table-cell table:number-columns-repeated="1021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07-31T17:38:00">
            <text:p>Jul 31, 2013 5:38 PM</text:p>
          </table:table-cell>
          <table:table-cell office:value-type="string">
            <text:p>European-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07-31T13:29:00">
            <text:p>Jul 31, 2013 1:29 PM</text:p>
          </table:table-cell>
          <table:table-cell office:value-type="string">
            <text:p>indonesian</text:p>
          </table:table-cell>
          <table:table-cell table:number-columns-repeated="1021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07-30T20:15:00">
            <text:p>Jul 30, 2013 8:15 PM</text:p>
          </table:table-cell>
          <table:table-cell office:value-type="string">
            <text:p>Latino</text:p>
          </table:table-cell>
          <table:table-cell table:number-columns-repeated="1021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07-30T12:23:00">
            <text:p>Jul 30, 2013 12:23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07-30T10:08:00">
            <text:p>Jul 30, 2013 10:08 AM</text:p>
          </table:table-cell>
          <table:table-cell office:value-type="string">
            <text:p>Shagamaw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07-30T10:03:00">
            <text:p>Jul 30, 2013 10:03 AM</text:p>
          </table:table-cell>
          <table:table-cell office:value-type="string">
            <text:p>European</text:p>
          </table:table-cell>
          <table:table-cell table:number-columns-repeated="1021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07-30T06:12:00">
            <text:p>Jul 30, 2013 6:12 AM</text:p>
          </table:table-cell>
          <table:table-cell office:value-type="string">
            <text:p>Mestizo</text:p>
          </table:table-cell>
          <table:table-cell table:number-columns-repeated="1021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07-29T21:20:00">
            <text:p>Jul 29, 2013 9:20 PM</text:p>
          </table:table-cell>
          <table:table-cell office:value-type="string">
            <text:p>Don't identify with a race.</text:p>
          </table:table-cell>
          <table:table-cell table:number-columns-repeated="1021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5" office:value-type="date" office:date-value="2013-07-29T20:57:00">
            <text:p>Jul 29, 2013 8:57 PM</text:p>
          </table:table-cell>
          <table:table-cell office:value-type="string">
            <text:p>Enough with arbitrary race questions</text:p>
          </table:table-cell>
          <table:table-cell table:number-columns-repeated="1021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5" office:value-type="date" office:date-value="2013-07-27T18:27:00">
            <text:p>Jul 27, 2013 6:27 PM</text:p>
          </table:table-cell>
          <table:table-cell office:value-type="string">
            <text:p>European norsman</text:p>
          </table:table-cell>
          <table:table-cell table:number-columns-repeated="1021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5" office:value-type="date" office:date-value="2013-07-27T01:57:00">
            <text:p>Jul 27, 2013 1:57 A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date" office:date-value="2013-07-26T20:56:00">
            <text:p>Jul 26, 2013 8:56 PM</text:p>
          </table:table-cell>
          <table:table-cell office:value-type="string">
            <text:p>brazilian mestizo</text:p>
          </table:table-cell>
          <table:table-cell table:number-columns-repeated="1021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15" office:value-type="date" office:date-value="2013-07-25T20:26:00">
            <text:p>Jul 25, 2013 8:26 PM</text:p>
          </table:table-cell>
          <table:table-cell office:value-type="string">
            <text:p>British</text:p>
          </table:table-cell>
          <table:table-cell table:number-columns-repeated="1021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5" office:value-type="date" office:date-value="2013-07-25T16:18:00">
            <text:p>Jul 25, 2013 4:18 PM</text:p>
          </table:table-cell>
          <table:table-cell office:value-type="string">
            <text:p>Scottish</text:p>
          </table:table-cell>
          <table:table-cell table:number-columns-repeated="1021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5" office:value-type="date" office:date-value="2013-07-25T14:44:00">
            <text:p>Jul 25, 2013 2:44 PM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5" office:value-type="date" office:date-value="2013-07-25T14:14:00">
            <text:p>Jul 25, 2013 2:14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5" office:value-type="date" office:date-value="2013-07-25T11:47:00">
            <text:p>Jul 25, 2013 11:47 A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5" office:value-type="date" office:date-value="2013-07-25T11:34:00">
            <text:p>Jul 25, 2013 11:34 AM</text:p>
          </table:table-cell>
          <table:table-cell office:value-type="string">
            <text:p>Semi-Human</text:p>
          </table:table-cell>
          <table:table-cell table:number-columns-repeated="1021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5" office:value-type="date" office:date-value="2013-07-25T08:34:00">
            <text:p>Jul 25, 2013 8:34 AM</text:p>
          </table:table-cell>
          <table:table-cell office:value-type="string">
            <text:p>white (mixed nationality) european who grew up in africa (how can you shove all "whites" in one drawer, yet have 20 other so called "races"? shame on you!</text:p>
          </table:table-cell>
          <table:table-cell table:number-columns-repeated="1021"/>
        </table:table-row>
        <table:table-row table:style-name="ro5">
          <table:table-cell table:style-name="ce8" office:value-type="float" office:value="63">
            <text:p>63</text:p>
          </table:table-cell>
          <table:table-cell table:style-name="ce15" office:value-type="date" office:date-value="2013-07-24T23:44:00">
            <text:p>Jul 24, 2013 11:44 PM</text:p>
          </table:table-cell>
          <table:table-cell office:value-type="string">
            <text:p>Hispanic / Latino</text:p>
          </table:table-cell>
          <table:table-cell table:number-columns-repeated="1021"/>
        </table:table-row>
        <table:table-row table:style-name="ro5">
          <table:table-cell table:style-name="ce8" office:value-type="float" office:value="64">
            <text:p>64</text:p>
          </table:table-cell>
          <table:table-cell table:style-name="ce15" office:value-type="date" office:date-value="2013-07-24T18:41:00">
            <text:p>Jul 24, 2013 6:41 PM</text:p>
          </table:table-cell>
          <table:table-cell office:value-type="string">
            <text:p>American mut</text:p>
          </table:table-cell>
          <table:table-cell table:number-columns-repeated="1021"/>
        </table:table-row>
        <table:table-row table:style-name="ro5">
          <table:table-cell table:style-name="ce8" office:value-type="float" office:value="65">
            <text:p>65</text:p>
          </table:table-cell>
          <table:table-cell table:style-name="ce15" office:value-type="date" office:date-value="2013-07-24T17:55:00">
            <text:p>Jul 24, 2013 5:55 PM</text:p>
          </table:table-cell>
          <table:table-cell office:value-type="string">
            <text:p>indonesian</text:p>
          </table:table-cell>
          <table:table-cell table:number-columns-repeated="1021"/>
        </table:table-row>
        <table:table-row table:style-name="ro5">
          <table:table-cell table:style-name="ce8" office:value-type="float" office:value="66">
            <text:p>66</text:p>
          </table:table-cell>
          <table:table-cell table:style-name="ce15" office:value-type="date" office:date-value="2013-07-24T15:56:00">
            <text:p>Jul 24, 2013 3:56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67">
            <text:p>67</text:p>
          </table:table-cell>
          <table:table-cell table:style-name="ce15" office:value-type="date" office:date-value="2013-07-24T15:11:00">
            <text:p>Jul 24, 2013 3:11 PM</text:p>
          </table:table-cell>
          <table:table-cell office:value-type="string">
            <text:p>Wouldn't "Caucasian" or "of European descent" be more accurate?</text:p>
          </table:table-cell>
          <table:table-cell table:number-columns-repeated="1021"/>
        </table:table-row>
        <table:table-row table:style-name="ro5">
          <table:table-cell table:style-name="ce8" office:value-type="float" office:value="68">
            <text:p>68</text:p>
          </table:table-cell>
          <table:table-cell table:style-name="ce15" office:value-type="date" office:date-value="2013-07-24T13:39:00">
            <text:p>Jul 24, 2013 1:39 P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 table:number-rows-repeated="104848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22:22</dc:date>
    <dc:creator>Catarina Mota</dc:creator>
    <meta:editing-duration>PT00H00M13S</meta:editing-duration>
    <meta:editing-cycles>1</meta:editing-cycles>
    <meta:document-statistic meta:table-count="1" meta:cell-count="2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chart-properties chart:solid-type="cuboid"/>
      <style:graphic-properties draw:fill-color="#ffff00"/>
    </style:style>
    <style:style style:name="ch19" style:family="chart">
      <style:chart-properties chart:solid-type="cuboid"/>
      <style:graphic-properties draw:fill-color="#00ffff"/>
    </style:style>
    <style:style style:name="ch20" style:family="chart">
      <style:chart-properties chart:solid-type="cuboid"/>
      <style:graphic-properties draw:fill-color="#800080"/>
    </style:style>
    <style:style style:name="ch21" style:family="chart">
      <style:chart-properties chart:solid-type="cuboid"/>
      <style:graphic-properties draw:fill-color="#800000"/>
    </style:style>
    <style:style style:name="ch22" style:family="chart">
      <style:chart-properties chart:solid-type="cuboid"/>
      <style:graphic-properties draw:fill-color="#008080"/>
    </style:style>
    <style:style style:name="ch23" style:family="chart">
      <style:chart-properties chart:solid-type="cuboid"/>
      <style:graphic-properties draw:fill-color="#0000ff"/>
    </style:style>
    <style:style style:name="ch24" style:family="chart">
      <style:graphic-properties draw:stroke="none" svg:stroke-width="0cm" svg:stroke-color="#000000" svg:stroke-opacity="100%" draw:fill="solid" draw:fill-color="#eeeeee" draw:opacity="100%"/>
    </style:style>
    <style:style style:name="ch25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5.583cm" svg:y="0.18cm" chart:style-name="ch2">
          <text:p>What race do you identify with?</text:p>
        </chart:title>
        <chart:legend chart:legend-position="end" svg:x="-4.636cm" svg:y="1.677cm" chart:style-name="ch3"/>
        <chart:plot-area chart:style-name="ch4" table:cell-range-address="'Question 1'.A4:'Question 1'.A19 'Question 1'.C4:'Question 1'.C19" chart:data-source-has-labels="column" svg:x="0cm" svg:y="0cm" svg:width="-32.767cm" svg:height="-32.767cm">
          <chart:axis chart:dimension="x" chart:name="primary-x" chart:style-name="ch5">
            <chart:categories table:cell-range-address="'Question 1'.A4:'Question 1'.A19"/>
          </chart:axis>
          <chart:axis chart:dimension="y" chart:name="primary-y" chart:style-name="ch6"/>
          <chart:series chart:style-name="ch7" chart:values-cell-range-address="'Question 1'.C4:'Question 1'.C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9">White</text:p>
              </table:table-cell>
              <table:table-cell office:value-type="float" office:value="0.871">
                <text:p text:id="'Question 1'.C4:'Question 1'.C19">0.871</text:p>
              </table:table-cell>
            </table:table-row>
            <table:table-row>
              <table:table-cell office:value-type="string">
                <text:p>Black or African American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erican Indian or Alaska Native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Asian Indian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Filipin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amanian or Chamorr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Kore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Native Hawaii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Samo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Asian – Print race below, for example, Hmong, Laotian, Thai, Pakastani, Cambodian, and so on.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ther Pacific Islander – Print race below, for example, Fijian, Tongan, and so on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me other race – Print race below.</text:p>
              </table:table-cell>
              <table:table-cell office:value-type="float" office:value="0.062">
                <text:p>0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